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Tempo em Segundos</text:p>
          </table:table-cell>
          <table:covered-table-cell/>
          <table:table-cell table:number-columns-repeated="16381" table:style-name="ce1"/>
        </table:table-row>
        <table:table-row table:style-name="ro2">
          <table:table-cell table:number-columns-repeated="5" table:style-name="ce1"/>
          <table:table-cell office:value-type="string" table:style-name="ce3">
            <text:p>Especificações</text:p>
          </table:table-cell>
          <table:table-cell office:value-type="string" table:style-name="ce3">
            <text:p>x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Bubblesort</text:p>
          </table:table-cell>
          <table:covered-table-cell/>
          <table:table-cell table:number-columns-repeated="2" table:style-name="ce1"/>
          <table:table-cell office:value-type="string" table:style-name="ce3">
            <text:p>Windows 11</text:p>
          </table:table-cell>
          <table:table-cell office:value-type="string" table:style-name="ce3">
            <text:p>OS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500K</text:p>
          </table:table-cell>
          <table:table-cell office:value-type="string" table:style-name="ce3">
            <text:p>750K</text:p>
          </table:table-cell>
          <table:table-cell office:value-type="string" table:style-name="ce3">
            <text:p>1Milhao</text:p>
          </table:table-cell>
          <table:table-cell table:style-name="ce1"/>
          <table:table-cell office:value-type="string" table:style-name="ce3">
            <text:p>Core(TM) i7-1255U</text:p>
          </table:table-cell>
          <table:table-cell office:value-type="string" table:style-name="ce3">
            <text:p>Processado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leatorio</text:p>
          </table:table-cell>
          <table:table-cell office:value-type="float" office:value="500388000" table:style-name="ce4">
            <text:p>500.388.000</text:p>
          </table:table-cell>
          <table:table-cell office:value-type="float" office:value="1121340000" table:style-name="ce5">
            <text:p>1.121.340.000</text:p>
          </table:table-cell>
          <table:table-cell office:value-type="float" office:value="1991944000" table:style-name="ce5">
            <text:p>1.991.944.000</text:p>
          </table:table-cell>
          <table:table-cell table:style-name="ce1"/>
          <table:table-cell office:value-type="string" table:style-name="ce3">
            <text:p>8 GB</text:p>
          </table:table-cell>
          <table:table-cell office:value-type="string" table:style-name="ce3">
            <text:p>Memoria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Ordenado</text:p>
          </table:table-cell>
          <table:table-cell office:value-type="float" office:value="114433000" table:style-name="ce5">
            <text:p>114.433.000</text:p>
          </table:table-cell>
          <table:table-cell office:value-type="float" office:value="255868000" table:style-name="ce5">
            <text:p>255.868.000</text:p>
          </table:table-cell>
          <table:table-cell office:value-type="float" office:value="2987916000" table:style-name="ce5">
            <text:p>2.987.916.000</text:p>
          </table:table-cell>
          <table:table-cell table:style-name="ce1"/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3">
            <text:p>Invertido</text:p>
          </table:table-cell>
          <table:table-cell office:value-type="float" office:value="266382000" table:style-name="ce5">
            <text:p>266.382.000</text:p>
          </table:table-cell>
          <table:table-cell office:value-type="float" office:value="689995000" table:style-name="ce5">
            <text:p>689.995.000</text:p>
          </table:table-cell>
          <table:table-cell office:value-type="float" office:value="3983888000" table:style-name="ce5">
            <text:p>3.983.888.000</text:p>
          </table:table-cell>
          <table:table-cell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number-columns-repeated="5" table:style-name="ce1"/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InsertSort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500K</text:p>
          </table:table-cell>
          <table:table-cell office:value-type="string" table:style-name="ce3">
            <text:p>750K</text:p>
          </table:table-cell>
          <table:table-cell office:value-type="string" table:style-name="ce3">
            <text:p>1Milha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leatorio</text:p>
          </table:table-cell>
          <table:table-cell office:value-type="float" office:value="64290000" table:style-name="ce4">
            <text:p>64.290.000</text:p>
          </table:table-cell>
          <table:table-cell office:value-type="float" office:value="144038000" table:style-name="ce5">
            <text:p>144.038.000</text:p>
          </table:table-cell>
          <table:table-cell office:value-type="float" office:value="280828000" table:style-name="ce5">
            <text:p>280.828.0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Ordenado</text:p>
          </table:table-cell>
          <table:table-cell office:value-type="string" table:style-name="ce3">
            <text:p><text:s/>0.003000</text:p>
          </table:table-cell>
          <table:table-cell office:value-type="string" table:style-name="ce3">
            <text:p>0.004000</text:p>
          </table:table-cell>
          <table:table-cell office:value-type="string" table:style-name="ce3">
            <text:p>0.0030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Invertido</text:p>
          </table:table-cell>
          <table:table-cell office:value-type="float" office:value="137360000" table:style-name="ce5">
            <text:p>137.360.000</text:p>
          </table:table-cell>
          <table:table-cell office:value-type="float" office:value="307508000" table:style-name="ce5">
            <text:p>307.508.000</text:p>
          </table:table-cell>
          <table:table-cell office:value-type="float" office:value="410010000" table:style-name="ce5">
            <text:p>410.010.0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Selection Sort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500K</text:p>
          </table:table-cell>
          <table:table-cell office:value-type="string" table:style-name="ce3">
            <text:p>750K</text:p>
          </table:table-cell>
          <table:table-cell office:value-type="string" table:style-name="ce3">
            <text:p>1Milha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leatorio</text:p>
          </table:table-cell>
          <table:table-cell office:value-type="float" office:value="103393000" table:style-name="ce4">
            <text:p>103.393.000</text:p>
          </table:table-cell>
          <table:table-cell office:value-type="float" office:value="155089500" table:style-name="ce5">
            <text:p>155.089.500</text:p>
          </table:table-cell>
          <table:table-cell office:value-type="float" office:value="201689000" table:style-name="ce5">
            <text:p>201.689.0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rdenado</text:p>
          </table:table-cell>
          <table:table-cell office:value-type="float" office:value="119761000" table:style-name="ce5">
            <text:p>119.761.000</text:p>
          </table:table-cell>
          <table:table-cell office:value-type="float" office:value="179641500" table:style-name="ce5">
            <text:p>179.641.500</text:p>
          </table:table-cell>
          <table:table-cell office:value-type="float" office:value="220987000" table:style-name="ce5">
            <text:p>220.987.0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vertido</text:p>
          </table:table-cell>
          <table:table-cell office:value-type="float" office:value="116908000" table:style-name="ce5">
            <text:p>116.908.000</text:p>
          </table:table-cell>
          <table:table-cell office:value-type="float" office:value="175362000" table:style-name="ce5">
            <text:p>175.362.000</text:p>
          </table:table-cell>
          <table:table-cell office:value-type="float" office:value="218323000" table:style-name="ce5">
            <text:p>218.323.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Shell Sort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3">
            <text:p>500K</text:p>
          </table:table-cell>
          <table:table-cell office:value-type="string" table:style-name="ce3">
            <text:p>750K</text:p>
          </table:table-cell>
          <table:table-cell office:value-type="string" table:style-name="ce3">
            <text:p>1Milha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leatorio</text:p>
          </table:table-cell>
          <table:table-cell office:value-type="string" table:style-name="ce1">
            <text:p><text:s/>0.106000</text:p>
          </table:table-cell>
          <table:table-cell office:value-type="string" table:style-name="ce3">
            <text:p>0.159000</text:p>
          </table:table-cell>
          <table:table-cell office:value-type="string" table:style-name="ce3">
            <text:p>0.2430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rdenado</text:p>
          </table:table-cell>
          <table:table-cell office:value-type="string" table:style-name="ce3">
            <text:p>0.025000</text:p>
          </table:table-cell>
          <table:table-cell office:value-type="string" table:style-name="ce3">
            <text:p>0.047000</text:p>
          </table:table-cell>
          <table:table-cell office:value-type="string" table:style-name="ce3">
            <text:p>0.0430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vertido</text:p>
          </table:table-cell>
          <table:table-cell office:value-type="string" table:style-name="ce3">
            <text:p><text:s/>0.041000</text:p>
          </table:table-cell>
          <table:table-cell office:value-type="string" table:style-name="ce3">
            <text:p>0.081000</text:p>
          </table:table-cell>
          <table:table-cell office:value-type="string" table:style-name="ce3">
            <text:p>0.065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Quick Sort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6">
            <text:p>500K</text:p>
          </table:table-cell>
          <table:table-cell office:value-type="string" table:style-name="ce6">
            <text:p>750K</text:p>
          </table:table-cell>
          <table:table-cell office:value-type="string" table:style-name="ce6">
            <text:p>1Milhao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Aleatorio</text:p>
          </table:table-cell>
          <table:table-cell office:value-type="string" table:style-name="ce10">
            <text:p>0.06000</text:p>
          </table:table-cell>
          <table:table-cell office:value-type="string" table:style-name="ce10">
            <text:p>0.88000</text:p>
          </table:table-cell>
          <table:table-cell office:value-type="float" office:value="0.1230001" table:style-name="ce10">
            <text:p>0,123000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rdenado</text:p>
          </table:table-cell>
          <table:table-cell office:value-type="string" table:style-name="ce10">
            <text:p>0.02000</text:p>
          </table:table-cell>
          <table:table-cell office:value-type="string" table:style-name="ce10">
            <text:p>0.32000</text:p>
          </table:table-cell>
          <table:table-cell office:value-type="string" table:style-name="ce10">
            <text:p>0.41000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nvertido</text:p>
          </table:table-cell>
          <table:table-cell office:value-type="float" office:value="3.4001000000000003E-2" table:style-name="ce3">
            <text:p>0,034001</text:p>
          </table:table-cell>
          <table:table-cell office:value-type="string" table:style-name="ce10">
            <text:p>0.53000</text:p>
          </table:table-cell>
          <table:table-cell office:value-type="string" table:style-name="ce10">
            <text:p>0.75000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9">
            <text:p>Merge Sort</text:p>
          </table:table-cell>
          <table:covered-table-cell/>
          <table:table-cell table:style-name="ce1"/>
          <table:table-cell table:style-name="ce8"/>
          <table:table-cell table:number-columns-repeated="16379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6">
            <text:p>500K</text:p>
          </table:table-cell>
          <table:table-cell office:value-type="string" table:style-name="ce6">
            <text:p>750K</text:p>
          </table:table-cell>
          <table:table-cell office:value-type="string" table:style-name="ce6">
            <text:p>1Milha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Aleatorio</text:p>
          </table:table-cell>
          <table:table-cell office:value-type="float" office:value="0.14000499999999999" table:style-name="ce10">
            <text:p>0,140005</text:p>
          </table:table-cell>
          <table:table-cell office:value-type="float" office:value="0.23700009999999999" table:style-name="ce10">
            <text:p>0,2370001</text:p>
          </table:table-cell>
          <table:table-cell office:value-type="float" office:value="0.31500099999999998" table:style-name="ce10">
            <text:p>0,31500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Ordenado</text:p>
          </table:table-cell>
          <table:table-cell office:value-type="float" office:value="0.110001" table:style-name="ce10">
            <text:p>0,110001</text:p>
          </table:table-cell>
          <table:table-cell office:value-type="float" office:value="0.16700010000000001" table:style-name="ce10">
            <text:p>0,1670001</text:p>
          </table:table-cell>
          <table:table-cell office:value-type="float" office:value="0.22500010000000001" table:style-name="ce10">
            <text:p>0,225000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Invertido</text:p>
          </table:table-cell>
          <table:table-cell office:value-type="float" office:value="0.11" table:style-name="ce10">
            <text:p>0,11</text:p>
          </table:table-cell>
          <table:table-cell office:value-type="float" office:value="0.16400010000000001" table:style-name="ce10">
            <text:p>0,1640001</text:p>
          </table:table-cell>
          <table:table-cell office:value-type="float" office:value="0.22300010000000001" table:style-name="ce10">
            <text:p>0,2230001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9">
            <text:p>Radix Sort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6">
            <text:p>500K</text:p>
          </table:table-cell>
          <table:table-cell office:value-type="string" table:style-name="ce6">
            <text:p>750K</text:p>
          </table:table-cell>
          <table:table-cell office:value-type="string" table:style-name="ce6">
            <text:p>1Milha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Aleatorio</text:p>
          </table:table-cell>
          <table:table-cell office:value-type="string" table:style-name="ce10">
            <text:p>0.038000</text:p>
          </table:table-cell>
          <table:table-cell office:value-type="string" table:style-name="ce10">
            <text:p>0.047000</text:p>
          </table:table-cell>
          <table:table-cell office:value-type="string" table:style-name="ce10">
            <text:p>0.086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Ordenado</text:p>
          </table:table-cell>
          <table:table-cell office:value-type="string" table:style-name="ce10">
            <text:p>0.046000</text:p>
          </table:table-cell>
          <table:table-cell office:value-type="string" table:style-name="ce10">
            <text:p>0.072000</text:p>
          </table:table-cell>
          <table:table-cell office:value-type="string" table:style-name="ce10">
            <text:p>0.102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Invertido</text:p>
          </table:table-cell>
          <table:table-cell office:value-type="string" table:style-name="ce10">
            <text:p>0.048000</text:p>
          </table:table-cell>
          <table:table-cell office:value-type="string" table:style-name="ce10">
            <text:p>0.070000</text:p>
          </table:table-cell>
          <table:table-cell office:value-type="string" table:style-name="ce10">
            <text:p><text:s/>0.0860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9">
            <text:p>Heap Sort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3">
            <text:p>X</text:p>
          </table:table-cell>
          <table:table-cell office:value-type="string" table:style-name="ce6">
            <text:p>500K</text:p>
          </table:table-cell>
          <table:table-cell office:value-type="string" table:style-name="ce6">
            <text:p>750K</text:p>
          </table:table-cell>
          <table:table-cell office:value-type="string" table:style-name="ce6">
            <text:p>1Milha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Aleatorio</text:p>
          </table:table-cell>
          <table:table-cell office:value-type="string" table:style-name="ce10">
            <text:p>0.124000</text:p>
          </table:table-cell>
          <table:table-cell office:value-type="string" table:style-name="ce10">
            <text:p>0.185000</text:p>
          </table:table-cell>
          <table:table-cell office:value-type="string" table:style-name="ce10">
            <text:p>0.255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Ordenado</text:p>
          </table:table-cell>
          <table:table-cell office:value-type="string" table:style-name="ce10">
            <text:p>0.094000</text:p>
          </table:table-cell>
          <table:table-cell office:value-type="string" table:style-name="ce10">
            <text:p><text:s/>0.143000</text:p>
          </table:table-cell>
          <table:table-cell office:value-type="string" table:style-name="ce10">
            <text:p><text:s/>0.17200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Invertido</text:p>
          </table:table-cell>
          <table:table-cell office:value-type="string" table:style-name="ce10">
            <text:p>0.096000</text:p>
          </table:table-cell>
          <table:table-cell office:value-type="string" table:style-name="ce10">
            <text:p>0.136000</text:p>
          </table:table-cell>
          <table:table-cell office:value-type="string" table:style-name="ce10">
            <text:p>0.177000</text:p>
          </table:table-cell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Vitor Klein</meta:initial-creator>
    <dc:creator>Vitor Klein</dc:creator>
    <meta:creation-date>2024-10-09T13:12:12Z</meta:creation-date>
    <dc:date>2024-11-06T03:44:54Z</dc:date>
    <meta:editing-cycles>4</meta:editing-cycles>
    <meta:editing-duration>PT1920S</meta:editing-duration>
  </office:meta>
</office:document-meta>
</file>